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915cm" fo:min-width="3.164cm" fo:padding-top="0.125cm" fo:padding-bottom="0.125cm" fo:padding-left="0.25cm" fo:padding-right="0.25cm" fo:wrap-option="wrap" draw:shadow="hidden"/>
    </style:style>
    <style:style style:name="gr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.102cm" fo:min-width="4.256cm" fo:padding-top="0.125cm" fo:padding-bottom="0.125cm" fo:padding-left="0.25cm" fo:padding-right="0.25cm" fo:wrap-option="wrap" draw:shadow="hidden"/>
    </style:style>
    <style:style style:name="gr3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.225cm" fo:min-width="5.23cm" fo:padding-top="0.125cm" fo:padding-bottom="0.125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.63cm" draw:start-line-spacing-vertical="0.63cm" draw:end-line-spacing-horizontal="0.63cm" draw:end-line-spacing-vertical="0.63cm"/>
    </style:style>
    <style:style style:name="gr5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593cm" fo:min-width="7.707cm" fo:padding-top="0.125cm" fo:padding-bottom="0.125cm" fo:padding-left="0.25cm" fo:padding-right="0.25cm" fo:wrap-option="wrap" draw:shadow="hidden"/>
    </style:style>
    <style:style style:name="gr6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377cm" fo:min-width="3.177cm" fo:padding-top="0.125cm" fo:padding-bottom="0.125cm" fo:padding-left="0.25cm" fo:padding-right="0.25cm" fo:wrap-option="wrap" draw:shadow="hidden"/>
    </style:style>
    <style:style style:name="gr7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.225cm" fo:min-width="5.471cm" fo:padding-top="0.125cm" fo:padding-bottom="0.125cm" fo:padding-left="0.25cm" fo:padding-right="0.25cm" fo:wrap-option="wrap" draw:shadow="hidden"/>
    </style:style>
    <style:style style:name="gr8" style:family="graphic" style:parent-style-name="standard" style:list-style-name="L2">
      <style:graphic-properties draw:stroke="none" draw:fill="solid" draw:fill-color="#c0c0c0" draw:textarea-horizontal-align="left" draw:textarea-vertical-align="top" draw:auto-grow-height="true" fo:min-height="5.044cm" fo:min-width="8.045cm" fo:padding-top="0.125cm" fo:padding-bottom="0.125cm" fo:padding-left="0.25cm" fo:padding-right="0.25cm" fo:wrap-option="wrap" draw:shadow="hidden"/>
    </style:style>
    <style:style style:name="gr9" style:family="graphic" style:parent-style-name="standard" style:list-style-name="L2">
      <style:graphic-properties draw:stroke="none" draw:fill="solid" draw:fill-color="#c0c0c0" draw:textarea-horizontal-align="left" draw:textarea-vertical-align="top" draw:auto-grow-height="true" fo:min-height="1.095cm" fo:min-width="7.834cm" fo:padding-top="0.125cm" fo:padding-bottom="0.125cm" fo:padding-left="0.25cm" fo:padding-right="0.25cm" fo:wrap-option="wrap" draw:shadow="hidden"/>
    </style:style>
    <style:style style:name="gr10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377cm" fo:min-width="3.177cm" fo:padding-top="0.125cm" fo:padding-bottom="0.125cm" fo:padding-left="0.25cm" fo:padding-right="0.25cm" fo:wrap-option="wrap" draw:shadow="hidden"/>
    </style:style>
    <style:style style:name="gr11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377cm" fo:min-width="3.389cm" fo:padding-top="0.125cm" fo:padding-bottom="0.125cm" fo:padding-left="0.25cm" fo:padding-right="0.25cm" fo:wrap-option="wrap" draw:shadow="hidden"/>
    </style:style>
    <style:style style:name="gr12" style:family="graphic" style:parent-style-name="standard" style:list-style-name="L2">
      <style:graphic-properties draw:stroke="none" draw:fill="solid" draw:fill-color="#c0c0c0" draw:textarea-horizontal-align="left" draw:textarea-vertical-align="top" draw:auto-grow-height="true" fo:min-height="10.07cm" fo:min-width="13.549cm" fo:padding-top="0.125cm" fo:padding-bottom="0.125cm" fo:padding-left="0.25cm" fo:padding-right="0.25cm" fo:wrap-option="wrap" draw:shadow="hidden"/>
    </style:style>
    <style:style style:name="gr1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text:enable-numbering="false" fo:text-indent="0cm"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text:enable-numbering="false" fo:text-indent="0cm"/>
      <style:text-properties fo:font-size="12pt"/>
    </style:style>
    <style:style style:name="P5" style:family="paragraph">
      <style:paragraph-properties fo:margin-left="0cm" fo:margin-right="0cm" text:enable-numbering="false" fo:text-indent="0cm" style:writing-mode="lr-tb"/>
      <style:text-properties fo:font-size="12pt"/>
    </style:style>
    <style:style style:name="P6" style:family="paragraph">
      <style:paragraph-properties fo:margin-left="0cm" fo:margin-right="0cm" fo:line-height="89%" text:enable-numbering="false" fo:text-indent="0cm"/>
    </style:style>
    <style:style style:name="P7" style:family="paragraph">
      <style:paragraph-properties fo:margin-left="0cm" fo:margin-right="0cm" fo:line-height="89%" text:enable-numbering="false" fo:text-indent="0cm" style:writing-mode="lr-tb"/>
    </style:style>
    <style:style style:name="P8" style:family="paragraph">
      <style:paragraph-properties fo:margin-left="0cm" fo:margin-right="0cm" fo:line-height="85%" text:enable-numbering="false" fo:text-indent="0cm"/>
    </style:style>
    <style:style style:name="P9" style:family="paragraph">
      <style:paragraph-properties fo:margin-left="0cm" fo:margin-right="0cm" fo:line-height="85%" text:enable-numbering="false" fo:text-indent="0cm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0" style:family="paragraph">
      <style:paragraph-properties fo:margin-left="0.6cm" fo:margin-right="0cm" fo:text-indent="-0.6cm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style:text-position="-33% 58%" fo:font-size="24pt" fo:language="en" fo:country="GB" style:font-size-asian="24pt" style:font-size-complex="24pt"/>
    </style:style>
    <style:style style:name="T4" style:family="text">
      <style:text-properties fo:font-size="12pt" fo:language="en" fo:country="GB" style:font-size-asian="14pt" style:font-size-complex="14pt"/>
    </style:style>
    <style:style style:name="T5" style:family="text">
      <style:text-properties fo:color="#000000" style:text-position="0% 100%" fo:font-family="'Courier New'" style:font-family-generic="modern" style:font-pitch="fixed" fo:font-size="10pt" fo:language="en" fo:country="GB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T6" style:family="text">
      <style:text-properties fo:font-family="'Courier New'" style:font-family-generic="modern" style:font-pitch="fixed" fo:font-size="10pt" fo:language="en" fo:country="GB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T7" style:family="text">
      <style:text-properties fo:font-family="'Courier New'" style:font-family-generic="modern" style:font-pitch="fixed" fo:font-size="10pt" fo:language="en" fo:country="GB" fo:font-weight="bold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2" draw:id="id1" draw:layer="layout" svg:width="3.664cm" svg:height="1.165cm" svg:x="10.499cm" svg:y="2.553cm">
          <text:p text:style-name="P1"><text:span text:style-name="T1">GlycoCT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id="id2" draw:layer="layout" svg:width="4.756cm" svg:height="1.352cm" svg:x="2.5cm" svg:y="4.652cm">
          <text:p text:style-name="P1"><text:span text:style-name="T1">GlycoCT</text:span><text:span text:style-name="T2">XML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id="id3" draw:layer="layout" svg:width="5.73cm" svg:height="1.475cm" svg:x="17.198cm" svg:y="4.652cm">
          <text:p text:style-name="P1"><text:span text:style-name="T1">GlycoCT</text:span><text:span text:style-name="T3">condensed</text:span></text:p>
          <draw:enhanced-geometry svg:viewBox="0 0 21600 21600" draw:type="mso-spt202" draw:enhanced-path="M 0 0 L 21600 0 21600 21600 0 21600 0 0 Z N"/>
        </draw:custom-shape>
        <draw:connector draw:style-name="gr4" draw:text-style-name="P3" draw:layer="layout" svg:x1="10.499cm" svg:y1="3.135cm" svg:x2="4.878cm" svg:y2="4.652cm" draw:start-shape="id1" draw:start-glue-point="3" draw:end-shape="id2" draw:end-glue-point="0">
          <text:p/>
        </draw:connector>
        <draw:connector draw:style-name="gr4" draw:text-style-name="P3" draw:layer="layout" svg:x1="14.163cm" svg:y1="3.135cm" svg:x2="20.063cm" svg:y2="4.652cm" draw:start-shape="id1" draw:start-glue-point="1" draw:end-shape="id3" draw:end-glue-point="0">
          <text:p/>
        </draw:connector>
        <draw:custom-shape draw:style-name="gr5" draw:text-style-name="P5" draw:layer="layout" svg:width="8.207cm" svg:height="1.673cm" svg:x="8.699cm" svg:y="3.598cm">
          <text:p text:style-name="P4"><text:span text:style-name="T4">from:Glycosciences.de</text:span></text:p>
          <text:p text:style-name="P4"><text:span text:style-name="T4">LINUCS ID:13928</text:span></text:p>
          <text:p text:style-name="P4"><text:span text:style-name="T4"><text:s/></text:span><text:span text:style-name="T4">93(60) residues, biggest structure in DB</text:span></text:p>
          <draw:enhanced-geometry svg:viewBox="0 0 21600 21600" draw:type="mso-spt202" draw:enhanced-path="M 0 0 L 21600 0 21600 21600 0 21600 0 0 Z N"/>
        </draw:custom-shape>
        <draw:custom-shape draw:style-name="gr6" draw:text-style-name="P7" draw:layer="layout" svg:width="3.677cm" svg:height="0.649cm" svg:x="21.101cm" svg:y="11.8cm">
          <text:p text:style-name="P6"><text:span text:style-name="T5">3319 characters</text:span></text:p>
          <draw:enhanced-geometry svg:viewBox="0 0 21600 21600" draw:type="mso-spt202" draw:enhanced-path="M 0 0 L 21600 0 21600 21600 0 21600 0 0 Z N"/>
        </draw:custom-shape>
        <draw:custom-shape draw:style-name="gr7" draw:text-style-name="P2" draw:id="id4" draw:layer="layout" svg:width="5.971cm" svg:height="1.475cm" svg:x="17.096cm" svg:y="12.651cm">
          <text:p text:style-name="P1"><text:span text:style-name="T1">GlycoCT</text:span><text:span text:style-name="T3">compressed</text:span></text:p>
          <draw:enhanced-geometry svg:viewBox="0 0 21600 21600" draw:type="mso-spt202" draw:enhanced-path="M 0 0 L 21600 0 21600 21600 0 21600 0 0 Z N"/>
        </draw:custom-shape>
        <draw:connector draw:style-name="gr4" draw:text-style-name="P3" draw:layer="layout" svg:x1="20.063cm" svg:y1="6.127cm" svg:x2="20.081cm" svg:y2="12.651cm" draw:start-shape="id3" draw:start-glue-point="2" draw:end-shape="id4" draw:end-glue-point="0">
          <text:p/>
        </draw:connector>
        <draw:custom-shape draw:style-name="gr8" draw:text-style-name="P7" draw:layer="layout" svg:width="8.545cm" svg:height="5.294cm" svg:x="15.787cm" svg:y="6.5cm">
          <text:p text:style-name="P6"><text:span text:style-name="T6">RES</text:span></text:p>
          <text:p text:style-name="P8"><text:span text:style-name="T6">1b:b-dglc-HEX-1:5</text:span></text:p>
          <text:p text:style-name="P8"><text:span text:style-name="T6">2b:b-dglc-HEX-1:5</text:span></text:p>
          <text:p text:style-name="P8"><text:span text:style-name="T6">3s:n-acetyl</text:span></text:p>
          <text:p text:style-name="P8"><text:span text:style-name="T7">...</text:span></text:p>
          <text:p text:style-name="P8"><text:span text:style-name="T6">57b:a-dgro-dgal-NON-2:6|1:a|2:keto|3:d</text:span></text:p>
          <text:p text:style-name="P8"><text:span text:style-name="T6">58s:n-acetyl</text:span></text:p>
          <text:p text:style-name="P8"><text:span text:style-name="T6">LIN</text:span></text:p>
          <text:p text:style-name="P8"><text:span text:style-name="T6">1:1o(4+1)2d</text:span></text:p>
          <text:p text:style-name="P8"><text:span text:style-name="T6">2:2d(2+1)2n</text:span></text:p>
          <text:p text:style-name="P8"><text:span text:style-name="T7">...</text:span></text:p>
          <text:p text:style-name="P8"><text:span text:style-name="T6">REP</text:span></text:p>
          <text:p text:style-name="P8"><text:span text:style-name="T6">REP1:60o(4+1)59d=-1--1</text:span></text:p>
          <text:p text:style-name="P8"><text:span text:style-name="T7">...</text:span></text:p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8.334cm" svg:height="1.345cm" svg:x="15.787cm" svg:y="14.301cm">
          <text:p text:style-name="P6"><text:span text:style-name="T5">H4sIAAAAAAAAAI2WQW8cNwyF7/NLHAQLDCmSk</text:span></text:p>
          <text:p text:style-name="P8"><text:span text:style-name="T5">gj0aKAFCrdILr3a2cCHuruAk0sB//g+UWqrWH</text:span></text:p>
          <text:p text:style-name="P8"><text:span text:style-name="T5">uY...ilOkZMcQTlScx/8AYdScnfcMAAA=</text:span></text:p>
          <draw:enhanced-geometry svg:viewBox="0 0 21600 21600" draw:type="mso-spt202" draw:enhanced-path="M 0 0 L 21600 0 21600 21600 0 21600 0 0 Z N"/>
        </draw:custom-shape>
        <draw:custom-shape draw:style-name="gr10" draw:text-style-name="P7" draw:layer="layout" svg:width="3.677cm" svg:height="0.649cm" svg:x="20.902cm" svg:y="15.699cm">
          <text:p text:style-name="P6"><text:span text:style-name="T5">1374 characters</text:span></text:p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3.889cm" svg:height="0.649cm" svg:x="11.399cm" svg:y="16.7cm">
          <text:p text:style-name="P6"><text:span text:style-name="T5">35836 characters</text:span></text:p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14.049cm" svg:height="10.32cm" svg:x="0.988cm" svg:y="6.5cm">
          <text:p text:style-name="P6"><text:span text:style-name="T6">&lt;?xml version="1.0" encoding="UTF-8"?&gt;</text:span></text:p>
          <text:p text:style-name="P8"><text:span text:style-name="T6">&lt;sugar version="1.0"&gt;</text:span></text:p>
          <text:p text:style-name="P8"><text:span text:style-name="T6"><text:s text:c="2"/></text:span><text:span text:style-name="T6">&lt;residues&gt;</text:span></text:p>
          <text:p text:style-name="P8"><text:span text:style-name="T6"><text:s text:c="4"/></text:span><text:span text:style-name="T6">&lt;monosaccharide id="1" anomer="b" superclass="hex" </text:span></text:p>
          <text:p text:style-name="P9"><text:span text:style-name="T6"><text:tab/></text:span><text:span text:style-name="T6"><text:tab/></text:span><text:span text:style-name="T6">ringStart="1" ringEnd="5" name="b-dglc-HEX-1:5"&gt;</text:span></text:p>
          <text:p text:style-name="P8"><text:span text:style-name="T6"><text:s text:c="6"/></text:span><text:span text:style-name="T6">&lt;basetype id="1" type="dglc" /&gt;</text:span></text:p>
          <text:p text:style-name="P8"><text:span text:style-name="T6"><text:s text:c="4"/></text:span><text:span text:style-name="T6">&lt;/monosaccharide&gt;</text:span></text:p>
          <text:p text:style-name="P8"><text:span text:style-name="T6">...</text:span></text:p>
          <text:p text:style-name="P8"><text:span text:style-name="T6"><text:s text:c="2"/></text:span><text:span text:style-name="T6">&lt;/residues&gt;</text:span></text:p>
          <text:p text:style-name="P8"><text:span text:style-name="T6"><text:s text:c="2"/></text:span><text:span text:style-name="T6">&lt;linkages&gt;</text:span></text:p>
          <text:p text:style-name="P8"><text:span text:style-name="T6"><text:s text:c="4"/></text:span><text:span text:style-name="T6">&lt;connection id="1" parent="1" child="2"&gt;</text:span></text:p>
          <text:p text:style-name="P8"><text:span text:style-name="T6"><text:s text:c="6"/></text:span><text:span text:style-name="T6">&lt;linkage id="1" parentType="o" childType="d"&gt;</text:span></text:p>
          <text:p text:style-name="P8"><text:span text:style-name="T6"><text:s text:c="8"/></text:span><text:span text:style-name="T6">&lt;parent pos="4" /&gt;</text:span></text:p>
          <text:p text:style-name="P8"><text:span text:style-name="T6"><text:s text:c="8"/></text:span><text:span text:style-name="T6">&lt;child pos="1" /&gt;</text:span></text:p>
          <text:p text:style-name="P8"><text:span text:style-name="T6"><text:s text:c="6"/></text:span><text:span text:style-name="T6">&lt;/linkage&gt;</text:span></text:p>
          <text:p text:style-name="P8"><text:span text:style-name="T6"><text:s text:c="4"/></text:span><text:span text:style-name="T6">&lt;/connection&gt;</text:span></text:p>
          <text:p text:style-name="P8"><text:span text:style-name="T6">...</text:span></text:p>
          <text:p text:style-name="P8"><text:span text:style-name="T6"><text:s text:c="2"/></text:span><text:span text:style-name="T6">&lt;repeat&gt;</text:span></text:p>
          <text:p text:style-name="P8"><text:span text:style-name="T6"><text:s text:c="4"/></text:span><text:span text:style-name="T6">&lt;unit id="1" minOccur="-1" maxOccur="-1"&gt;</text:span></text:p>
          <text:p text:style-name="P8"><text:span text:style-name="T6"><text:s text:c="6"/></text:span><text:span text:style-name="T6">&lt;residues&gt;</text:span></text:p>
          <text:p text:style-name="P8"><text:span text:style-name="T6"><text:s text:c="8"/></text:span><text:span text:style-name="T6">&lt;monosaccharide id="59" anomer="b" </text:span></text:p>
          <text:p text:style-name="P9"><text:span text:style-name="T6"><text:tab/></text:span><text:span text:style-name="T6"><text:tab/></text:span><text:span text:style-name="T6"><text:tab/></text:span><text:span text:style-name="T6">superclass="hex" ringStart="1" ringEnd="5" </text:span></text:p>
          <text:p text:style-name="P9"><text:span text:style-name="T6"><text:tab/></text:span><text:span text:style-name="T6"><text:tab/></text:span><text:span text:style-name="T6"><text:tab/></text:span><text:span text:style-name="T6">name="b-dgal-HEX-1:5"&gt;</text:span></text:p>
          <text:p text:style-name="P8"><text:span text:style-name="T6"><text:s text:c="10"/></text:span><text:span text:style-name="T6">&lt;basetype id="1" type="dgal" /&gt;</text:span></text:p>
          <text:p text:style-name="P8"><text:span text:style-name="T6"><text:s text:c="8"/></text:span><text:span text:style-name="T6">&lt;/monosaccharide&gt;</text:span></text:p>
          <text:p text:style-name="P8"><text:span text:style-name="T6">...</text:span></text:p>
          <text:p text:style-name="P8"><text:span text:style-name="T6"><text:s text:c="2"/></text:span><text:span text:style-name="T6">&lt;/repeat&gt;</text:span></text:p>
          <text:p text:style-name="P8"><text:span text:style-name="T6">&lt;/sugar&gt;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3" draw:layer="layout" svg:width="14.848cm" svg:height="11.135cm" svg:x="3.07cm" svg:y="2.257cm" draw:page-number="1" presentation:class="page"/>
          <draw:frame presentation:style-name="pr1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pitch-asian="variable" style:font-size-asian="24pt" style:language-asian="none" style:country-asian="none" style:font-family-complex="'Albany AMT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'Albany AMT'" style:font-pitch-asian="variable" style:font-size-asian="44pt" style:font-style-asian="normal" style:font-weight-asian="normal" style:font-family-complex="'Albany AMT'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pitch-asian="variable" style:font-size-asian="20pt" style:font-style-asian="normal" style:font-weight-asian="normal" style:font-family-complex="'Albany AMT'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1</text:page-number></text:span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1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4-23T15:16:33</meta:creation-date>
    <dc:date>2007-06-08T10:05:18</dc:date>
    <dc:language>de-DE</dc:language>
    <meta:editing-cycles>3</meta:editing-cycles>
    <meta:editing-duration>PT7M9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